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ckingTestNGTestListener.onFinish( I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TestNGTestListener.onTestStart( ITestResult tes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TestNGTestListener.onTestFailedButWithinSuccessPercentage( ITestResult tes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ingTestNGTestListener.onTestFailure( ITestResult tes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TestNGTestListener.onStart( I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ingTestNGTestListener.onTestSuccess( ITestResult tes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TestNGTestListener.onTestSkipped( ITestResult tes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